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</style:style>
    <style:style style:name="T586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84448287778</text:p>
        </text:list-item>
        <text:list-item>
          <text:p text:style-name="P307">BR246426671020F</text:p>
        </text:list-item>
        <text:list-item>
          <text:p text:style-name="P308">BR246437511633L</text:p>
        </text:list-item>
        <text:list-item>
          <text:p text:style-name="P309">BR247965685372C</text:p>
        </text:list-item>
        <text:list-item>
          <text:p text:style-name="P310">BR2449488918362</text:p>
        </text:list-item>
        <text:list-item>
          <text:p text:style-name="P311">BR240207953835P</text:p>
        </text:list-item>
        <text:list-item>
          <text:p text:style-name="P312">BR248489057049A</text:p>
        </text:list-item>
        <text:list-item>
          <text:p text:style-name="P313">BR242554459481J</text:p>
        </text:list-item>
        <text:list-item>
          <text:p text:style-name="P314">BR244128431311Z</text:p>
        </text:list-item>
        <text:list-item>
          <text:p text:style-name="P315">BR240858283323Z</text:p>
        </text:list-item>
        <text:list-item>
          <text:p text:style-name="P316">BR245518120310U</text:p>
        </text:list-item>
        <text:list-item>
          <text:p text:style-name="P317">BR2440491200590</text:p>
        </text:list-item>
        <text:list-item>
          <text:p text:style-name="P318">BR247344729877W</text:p>
        </text:list-item>
        <text:list-item>
          <text:p text:style-name="P319">BR247573890487P</text:p>
        </text:list-item>
        <text:list-item>
          <text:p text:style-name="P320">BR245848649536U</text:p>
        </text:list-item>
        <text:list-item>
          <text:p text:style-name="P321">BR247776122388D</text:p>
        </text:list-item>
        <text:list-item>
          <text:p text:style-name="P322">BR240705830186M</text:p>
        </text:list-item>
        <text:list-item>
          <text:p text:style-name="P323">BR245407193697J</text:p>
        </text:list-item>
        <text:list-item>
          <text:p text:style-name="P324">BR240534793030W</text:p>
        </text:list-item>
        <text:list-item>
          <text:p text:style-name="P325">BR247355256906X</text:p>
        </text:list-item>
        <text:list-item>
          <text:p text:style-name="P326">BR245946648343N</text:p>
        </text:list-item>
        <text:list-item>
          <text:p text:style-name="P327">BR240706102260V</text:p>
        </text:list-item>
        <text:list-item>
          <text:p text:style-name="P328">BR246254828294N</text:p>
        </text:list-item>
        <text:list-item>
          <text:p text:style-name="P329">BR2489170530070</text:p>
        </text:list-item>
        <text:list-item>
          <text:p text:style-name="P330">BR249119305189P</text:p>
        </text:list-item>
        <text:list-item>
          <text:p text:style-name="P331">BR248584662249R</text:p>
        </text:list-item>
        <text:list-item>
          <text:p text:style-name="P332">BR2430562606169</text:p>
        </text:list-item>
        <text:list-item>
          <text:p text:style-name="P333">BR249135750286E</text:p>
        </text:list-item>
        <text:list-item>
          <text:p text:style-name="P334">BR246876370792G</text:p>
        </text:list-item>
        <text:list-item>
          <text:p text:style-name="P335">BR2455870537306</text:p>
        </text:list-item>
        <text:list-item>
          <text:p text:style-name="P336">BR240730701635X</text:p>
        </text:list-item>
        <text:list-item>
          <text:p text:style-name="P337">BR244622100375T</text:p>
        </text:list-item>
        <text:list-item>
          <text:p text:style-name="P338">BR2435737413602</text:p>
        </text:list-item>
        <text:list-item>
          <text:p text:style-name="P339">BR242538026048R</text:p>
        </text:list-item>
        <text:list-item>
          <text:p text:style-name="P340">BR240179998754L</text:p>
        </text:list-item>
        <text:list-item>
          <text:p text:style-name="P341">BR2426590318613</text:p>
        </text:list-item>
        <text:list-item>
          <text:p text:style-name="P342">BR247671532857U</text:p>
        </text:list-item>
        <text:list-item>
          <text:p text:style-name="P343">BR2475367941874</text:p>
        </text:list-item>
        <text:list-item>
          <text:p text:style-name="P344">BR241809127416K</text:p>
        </text:list-item>
        <text:list-item>
          <text:p text:style-name="P345">BR245047496147X</text:p>
        </text:list-item>
        <text:list-item>
          <text:p text:style-name="P346">BR248121607874Y</text:p>
        </text:list-item>
        <text:list-item>
          <text:p text:style-name="P347">BR248753172658N</text:p>
        </text:list-item>
        <text:list-item>
          <text:p text:style-name="P348">BR2473481681493</text:p>
        </text:list-item>
        <text:list-item>
          <text:p text:style-name="P349">BR243147885144L</text:p>
        </text:list-item>
        <text:list-item>
          <text:p text:style-name="P350">BR244850487161O</text:p>
        </text:list-item>
        <text:list-item>
          <text:p text:style-name="P351">BR241648204592P</text:p>
        </text:list-item>
        <text:list-item>
          <text:p text:style-name="P352">BR2404373730692</text:p>
        </text:list-item>
        <text:list-item>
          <text:p text:style-name="P353">BR2413933879554</text:p>
        </text:list-item>
        <text:list-item>
          <text:p text:style-name="P354">BR245147637686O</text:p>
        </text:list-item>
        <text:list-item>
          <text:p text:style-name="P355">BR246579189080F</text:p>
        </text:list-item>
        <text:list-item>
          <text:p text:style-name="P356">BR241367889629R</text:p>
        </text:list-item>
        <text:list-item>
          <text:p text:style-name="P357">BR246381374748V</text:p>
        </text:list-item>
        <text:list-item>
          <text:p text:style-name="P358">BR242675291838W</text:p>
        </text:list-item>
        <text:list-item>
          <text:p text:style-name="P359">BR248775035784H</text:p>
        </text:list-item>
        <text:list-item>
          <text:p text:style-name="P360">BR2427642190123</text:p>
        </text:list-item>
        <text:list-item>
          <text:p text:style-name="P361">BR2438654673192</text:p>
        </text:list-item>
        <text:list-item>
          <text:p text:style-name="P362">BR244132874348E</text:p>
        </text:list-item>
        <text:list-item>
          <text:p text:style-name="P363">BR240858200657I</text:p>
        </text:list-item>
        <text:list-item>
          <text:p text:style-name="P364">BR2491690657937</text:p>
        </text:list-item>
        <text:list-item>
          <text:p text:style-name="P365">BR245835973229E</text:p>
        </text:list-item>
        <text:list-item>
          <text:p text:style-name="P366">BR244850433060T</text:p>
        </text:list-item>
        <text:list-item>
          <text:p text:style-name="P367">BR242245237900U</text:p>
        </text:list-item>
        <text:list-item>
          <text:p text:style-name="P368">BR243914039243Z</text:p>
        </text:list-item>
        <text:list-item>
          <text:p text:style-name="P369">BR243470243064A</text:p>
        </text:list-item>
        <text:list-item>
          <text:p text:style-name="P370">BR241446982577I</text:p>
        </text:list-item>
        <text:list-item>
          <text:p text:style-name="P371">BR248723839663L</text:p>
        </text:list-item>
        <text:list-item>
          <text:p text:style-name="P372">BR242574763599H</text:p>
        </text:list-item>
        <text:list-item>
          <text:p text:style-name="P373">BR243216778245M</text:p>
        </text:list-item>
        <text:list-item>
          <text:p text:style-name="P374">BR241844973948F</text:p>
        </text:list-item>
        <text:list-item>
          <text:p text:style-name="P375">BR244001698128H</text:p>
        </text:list-item>
        <text:list-item>
          <text:p text:style-name="P376">BR248917441905F</text:p>
        </text:list-item>
        <text:list-item>
          <text:p text:style-name="P377">BR246446302955I</text:p>
        </text:list-item>
        <text:list-item>
          <text:p text:style-name="P378">BR240362989556G</text:p>
        </text:list-item>
        <text:list-item>
          <text:p text:style-name="P379">BR2423452341991</text:p>
        </text:list-item>
        <text:list-item>
          <text:p text:style-name="P380">BR244127495661M</text:p>
        </text:list-item>
        <text:list-item>
          <text:p text:style-name="P381">BR241478452207L</text:p>
        </text:list-item>
        <text:list-item>
          <text:p text:style-name="P382">BR2428407717243</text:p>
        </text:list-item>
        <text:list-item>
          <text:p text:style-name="P383">BR242744356679X</text:p>
        </text:list-item>
        <text:list-item>
          <text:p text:style-name="P384">BR2486103726212</text:p>
        </text:list-item>
        <text:list-item>
          <text:p text:style-name="P385">BR240937702167T</text:p>
        </text:list-item>
        <text:list-item>
          <text:p text:style-name="P386">BR242019357713H</text:p>
        </text:list-item>
        <text:list-item>
          <text:p text:style-name="P387">BR2481317868080</text:p>
        </text:list-item>
        <text:list-item>
          <text:p text:style-name="P388">BR245029265156R</text:p>
        </text:list-item>
        <text:list-item>
          <text:p text:style-name="P389">BR248088793995H</text:p>
        </text:list-item>
        <text:list-item>
          <text:p text:style-name="P390">BR243838649618O</text:p>
        </text:list-item>
        <text:list-item>
          <text:p text:style-name="P391">BR247003772250M</text:p>
        </text:list-item>
        <text:list-item>
          <text:p text:style-name="P392">BR248503235551Y</text:p>
        </text:list-item>
        <text:list-item>
          <text:p text:style-name="P393">BR242233761206U</text:p>
        </text:list-item>
        <text:list-item>
          <text:p text:style-name="P394">BR240642301963M</text:p>
        </text:list-item>
        <text:list-item>
          <text:p text:style-name="P395">BR245984778612F</text:p>
        </text:list-item>
        <text:list-item>
          <text:p text:style-name="P396">BR242477072680Z</text:p>
        </text:list-item>
        <text:list-item>
          <text:p text:style-name="P397">BR246556263384K</text:p>
        </text:list-item>
        <text:list-item>
          <text:p text:style-name="P398">BR243157525136H</text:p>
        </text:list-item>
        <text:list-item>
          <text:p text:style-name="P399">BR243148027401T</text:p>
        </text:list-item>
        <text:list-item>
          <text:p text:style-name="P400">BR246114520082D</text:p>
        </text:list-item>
        <text:list-item>
          <text:p text:style-name="P401">BR244448712053O</text:p>
        </text:list-item>
        <text:list-item>
          <text:p text:style-name="P402">BR247083574590V</text:p>
        </text:list-item>
        <text:list-item>
          <text:p text:style-name="P403">BR240679189681K</text:p>
        </text:list-item>
        <text:list-item>
          <text:p text:style-name="P404">BR243743754429I</text:p>
        </text:list-item>
        <text:list-item>
          <text:p text:style-name="P405">BR24545267<text:s/>7277Y</text:p>
        </text:list-item>
        <text:list-item>
          <text:p text:style-name="P406">BR240691479251M</text:p>
        </text:list-item>
        <text:list-item>
          <text:p text:style-name="P407">BR249404800805V</text:p>
        </text:list-item>
        <text:list-item>
          <text:p text:style-name="P408">BR241148730443S</text:p>
        </text:list-item>
        <text:list-item>
          <text:p text:style-name="P409">BR243801599191S</text:p>
        </text:list-item>
        <text:list-item>
          <text:p text:style-name="P410">BR246077536967Q</text:p>
        </text:list-item>
        <text:list-item>
          <text:p text:style-name="P411">BR240280319519Q</text:p>
        </text:list-item>
        <text:list-item>
          <text:p text:style-name="P412">BR2419810446251</text:p>
        </text:list-item>
        <text:list-item>
          <text:p text:style-name="P413">BR249001030075P</text:p>
        </text:list-item>
        <text:list-item>
          <text:p text:style-name="P414">BR2491944754650</text:p>
        </text:list-item>
        <text:list-item>
          <text:p text:style-name="P415">BR241099305516Q</text:p>
        </text:list-item>
        <text:list-item>
          <text:p text:style-name="P416">BR2455639807260</text:p>
        </text:list-item>
        <text:list-item>
          <text:p text:style-name="P417">BR2427688429720</text:p>
        </text:list-item>
        <text:list-item>
          <text:p text:style-name="P418">BR2402274567323</text:p>
        </text:list-item>
        <text:list-item>
          <text:p text:style-name="P419">BR249376791600R</text:p>
        </text:list-item>
        <text:list-item>
          <text:p text:style-name="P420">BR244241247274M</text:p>
        </text:list-item>
        <text:list-item>
          <text:p text:style-name="P421">BR242778015570R</text:p>
        </text:list-item>
        <text:list-item>
          <text:p text:style-name="P422">BR2446631995455</text:p>
        </text:list-item>
        <text:list-item>
          <text:p text:style-name="P423">BR240486639578M</text:p>
        </text:list-item>
        <text:list-item>
          <text:p text:style-name="P424">BR247010705126U</text:p>
        </text:list-item>
        <text:list-item>
          <text:p text:style-name="P425">BR247775678911R</text:p>
        </text:list-item>
        <text:list-item>
          <text:p text:style-name="P426">BR2479663925354</text:p>
        </text:list-item>
        <text:list-item>
          <text:p text:style-name="P427">BR246007103286V</text:p>
        </text:list-item>
        <text:list-item>
          <text:p text:style-name="P428">BR247496468780N</text:p>
        </text:list-item>
        <text:list-item>
          <text:p text:style-name="P429">BR244542682605Y</text:p>
        </text:list-item>
        <text:list-item>
          <text:p text:style-name="P430">BR249701914315Z</text:p>
        </text:list-item>
        <text:list-item>
          <text:p text:style-name="P431">BR249395916477S</text:p>
        </text:list-item>
        <text:list-item>
          <text:p text:style-name="P432">BR244960411057N</text:p>
        </text:list-item>
        <text:list-item>
          <text:p text:style-name="P433">BR241738033565V</text:p>
        </text:list-item>
        <text:list-item>
          <text:p text:style-name="P434">BR241083944927P</text:p>
        </text:list-item>
        <text:list-item>
          <text:p text:style-name="P435">BR245423429431K</text:p>
        </text:list-item>
        <text:list-item>
          <text:p text:style-name="P436">BR244821228651T</text:p>
        </text:list-item>
        <text:list-item>
          <text:p text:style-name="P437">BR244935525952H</text:p>
        </text:list-item>
        <text:list-item>
          <text:p text:style-name="P438">BR244402381900I</text:p>
        </text:list-item>
        <text:list-item>
          <text:p text:style-name="P439">BR2426786151320</text:p>
        </text:list-item>
        <text:list-item>
          <text:p text:style-name="P440">BR243769805732T</text:p>
        </text:list-item>
        <text:list-item>
          <text:p text:style-name="P441">BR245012130899J</text:p>
        </text:list-item>
        <text:list-item>
          <text:p text:style-name="P442">BR240337657854R</text:p>
        </text:list-item>
        <text:list-item>
          <text:p text:style-name="P443">BR249151579892X</text:p>
        </text:list-item>
        <text:list-item>
          <text:p text:style-name="P444">BR246596404955G</text:p>
        </text:list-item>
        <text:list-item>
          <text:p text:style-name="P445">BR243079452298J</text:p>
        </text:list-item>
        <text:list-item>
          <text:p text:style-name="P446">BR243634036299D</text:p>
        </text:list-item>
        <text:list-item>
          <text:p text:style-name="P447">BR244347256629L</text:p>
        </text:list-item>
        <text:list-item>
          <text:p text:style-name="P448">BR2403937979921</text:p>
        </text:list-item>
        <text:list-item>
          <text:p text:style-name="P449">BR247594343671P</text:p>
        </text:list-item>
        <text:list-item>
          <text:p text:style-name="P450">BR248427148964X</text:p>
        </text:list-item>
        <text:list-item>
          <text:p text:style-name="P451">BR2446365841090</text:p>
        </text:list-item>
        <text:list-item>
          <text:p text:style-name="P452">BR2444274527792</text:p>
        </text:list-item>
        <text:list-item>
          <text:p text:style-name="P453">BR248579559431N</text:p>
        </text:list-item>
        <text:list-item>
          <text:p text:style-name="P454">BR249313555104R</text:p>
        </text:list-item>
        <text:list-item>
          <text:p text:style-name="P455">BR246979380631J</text:p>
        </text:list-item>
        <text:list-item>
          <text:p text:style-name="P456">BR246204404725S</text:p>
        </text:list-item>
        <text:list-item>
          <text:p text:style-name="P457">BR240666868676Q</text:p>
        </text:list-item>
        <text:list-item>
          <text:p text:style-name="P458">BR2431759487259</text:p>
        </text:list-item>
        <text:list-item>
          <text:p text:style-name="P459">BR240589457715W</text:p>
        </text:list-item>
        <text:list-item>
          <text:p text:style-name="P460">BR248396966698T</text:p>
        </text:list-item>
        <text:list-item>
          <text:p text:style-name="P461">BR241937065053H</text:p>
        </text:list-item>
        <text:list-item>
          <text:p text:style-name="P462">BR240157075574N</text:p>
        </text:list-item>
        <text:list-item>
          <text:p text:style-name="P463">BR2453553173067</text:p>
        </text:list-item>
        <text:list-item>
          <text:p text:style-name="P464">BR249303840846Y</text:p>
        </text:list-item>
        <text:list-item>
          <text:p text:style-name="P465">BR245525719200I</text:p>
        </text:list-item>
        <text:list-item>
          <text:p text:style-name="P466">BR2468783676906</text:p>
        </text:list-item>
        <text:list-item>
          <text:p text:style-name="P467">BR245553215510B</text:p>
        </text:list-item>
        <text:list-item>
          <text:p text:style-name="P468">BR249919073002T</text:p>
        </text:list-item>
        <text:list-item>
          <text:p text:style-name="P469">BR245937489663T</text:p>
        </text:list-item>
        <text:list-item>
          <text:p text:style-name="P470">BR247369621138N</text:p>
        </text:list-item>
        <text:list-item>
          <text:p text:style-name="P471">BR249598500255W</text:p>
        </text:list-item>
        <text:list-item>
          <text:p text:style-name="P472">BR249458544232T</text:p>
        </text:list-item>
        <text:list-item>
          <text:p text:style-name="P473">BR2459647758504</text:p>
        </text:list-item>
        <text:list-item>
          <text:p text:style-name="P474">BR244731716195Z</text:p>
        </text:list-item>
        <text:list-item>
          <text:p text:style-name="P475">BR2482652091608</text:p>
        </text:list-item>
        <text:list-item>
          <text:p text:style-name="P476">BR2432124749282</text:p>
        </text:list-item>
        <text:list-item>
          <text:p text:style-name="P477">BR241741325127A</text:p>
        </text:list-item>
        <text:list-item>
          <text:p text:style-name="P478">BR2412440537532</text:p>
        </text:list-item>
        <text:list-item>
          <text:p text:style-name="P479">BR2439186789930</text:p>
        </text:list-item>
        <text:list-item>
          <text:p text:style-name="P480">BR2429866358379</text:p>
        </text:list-item>
        <text:list-item>
          <text:p text:style-name="P481">BR242636158693H</text:p>
        </text:list-item>
        <text:list-item>
          <text:p text:style-name="P482">BR2452875074938</text:p>
        </text:list-item>
        <text:list-item>
          <text:p text:style-name="P483">BR2496927462974</text:p>
        </text:list-item>
        <text:list-item>
          <text:p text:style-name="P484">BR2470587830245</text:p>
        </text:list-item>
        <text:list-item>
          <text:p text:style-name="P485">BR2481155459971</text:p>
        </text:list-item>
        <text:list-item>
          <text:p text:style-name="P486">BR2427485681019</text:p>
        </text:list-item>
        <text:list-item>
          <text:p text:style-name="P487">BR241617629590A</text:p>
        </text:list-item>
        <text:list-item>
          <text:p text:style-name="P488">BR2436867209309</text:p>
        </text:list-item>
        <text:list-item>
          <text:p text:style-name="P489">BR2450652735287</text:p>
        </text:list-item>
        <text:list-item>
          <text:p text:style-name="P490">BR241772524385P</text:p>
        </text:list-item>
        <text:list-item>
          <text:p text:style-name="P491">BR248260031839F</text:p>
        </text:list-item>
        <text:list-item>
          <text:p text:style-name="P492">BR242645594336Z</text:p>
        </text:list-item>
        <text:list-item>
          <text:p text:style-name="P493">BR241386796240X</text:p>
        </text:list-item>
        <text:list-item>
          <text:p text:style-name="P494">BR2462420742110</text:p>
        </text:list-item>
        <text:list-item>
          <text:p text:style-name="P495">BR240189995520W</text:p>
        </text:list-item>
        <text:list-item>
          <text:p text:style-name="P496">BR2419582021110</text:p>
        </text:list-item>
        <text:list-item>
          <text:p text:style-name="P497">BR2429950743605</text:p>
        </text:list-item>
        <text:list-item>
          <text:p text:style-name="P498">BR247883303986Z</text:p>
        </text:list-item>
        <text:list-item>
          <text:p text:style-name="P499">BR244941881806C</text:p>
        </text:list-item>
        <text:list-item>
          <text:p text:style-name="P500">BR2448131838229</text:p>
        </text:list-item>
        <text:list-item>
          <text:p text:style-name="P501">BR243878007287U</text:p>
        </text:list-item>
        <text:list-item>
          <text:p text:style-name="P502">BR2467084939014</text:p>
        </text:list-item>
        <text:list-item>
          <text:p text:style-name="P503">BR2444296491219</text:p>
        </text:list-item>
        <text:list-item>
          <text:p text:style-name="P504">BR2407324814083</text:p>
        </text:list-item>
        <text:list-item>
          <text:p text:style-name="P505">BR2450013282709</text:p>
        </text:list-item>
        <text:list-item>
          <text:p text:style-name="P506">BR247248888349W</text:p>
        </text:list-item>
        <text:list-item>
          <text:p text:style-name="P507">BR240042929271Y</text:p>
        </text:list-item>
        <text:list-item>
          <text:p text:style-name="P508">BR2480531229096</text:p>
        </text:list-item>
        <text:list-item>
          <text:p text:style-name="P509">BR243787772729A</text:p>
        </text:list-item>
        <text:list-item>
          <text:p text:style-name="P510">BR2482596642902</text:p>
        </text:list-item>
        <text:list-item>
          <text:p text:style-name="P511">BR2428594051194</text:p>
        </text:list-item>
        <text:list-item>
          <text:p text:style-name="P512">BR243414925420X</text:p>
        </text:list-item>
        <text:list-item>
          <text:p text:style-name="P513">BR2496067124219</text:p>
        </text:list-item>
        <text:list-item>
          <text:p text:style-name="P514">BR248695144603S</text:p>
        </text:list-item>
        <text:list-item>
          <text:p text:style-name="P515">BR246360702051M</text:p>
        </text:list-item>
        <text:list-item>
          <text:p text:style-name="P516">BR244327866319T</text:p>
        </text:list-item>
        <text:list-item>
          <text:p text:style-name="P517">BR2444844767785</text:p>
        </text:list-item>
        <text:list-item>
          <text:p text:style-name="P518">BR2405695547855</text:p>
        </text:list-item>
        <text:list-item>
          <text:p text:style-name="P519">BR2431339289253</text:p>
        </text:list-item>
        <text:list-item>
          <text:p text:style-name="P520">BR2459227666056</text:p>
        </text:list-item>
        <text:list-item>
          <text:p text:style-name="P521">BR247035059907M</text:p>
        </text:list-item>
        <text:list-item>
          <text:p text:style-name="P522">BR249463083535P</text:p>
        </text:list-item>
        <text:list-item>
          <text:p text:style-name="P523">BR240131974525M</text:p>
        </text:list-item>
        <text:list-item>
          <text:p text:style-name="P524">BR2479714457551</text:p>
        </text:list-item>
        <text:list-item>
          <text:p text:style-name="P525">BR243848975110V</text:p>
        </text:list-item>
        <text:list-item>
          <text:p text:style-name="P526">BR246371936324S</text:p>
        </text:list-item>
        <text:list-item>
          <text:p text:style-name="P527">BR248446503167E</text:p>
        </text:list-item>
        <text:list-item>
          <text:p text:style-name="P528">BR2483877562296</text:p>
        </text:list-item>
        <text:list-item>
          <text:p text:style-name="P529">BR2410144547030</text:p>
        </text:list-item>
        <text:list-item>
          <text:p text:style-name="P530">BR2409565494038</text:p>
        </text:list-item>
        <text:list-item>
          <text:p text:style-name="P531">BR245845757087D</text:p>
        </text:list-item>
        <text:list-item>
          <text:p text:style-name="P532">BR2472016032863</text:p>
        </text:list-item>
        <text:list-item>
          <text:p text:style-name="P533">BR2487174151515</text:p>
        </text:list-item>
        <text:list-item>
          <text:p text:style-name="P534">BR2468724947827</text:p>
        </text:list-item>
        <text:list-item>
          <text:p text:style-name="P535">BR246873114569C</text:p>
        </text:list-item>
        <text:list-item>
          <text:p text:style-name="P536">BR2442826912231</text:p>
        </text:list-item>
        <text:list-item>
          <text:p text:style-name="P537">BR2472094698491</text:p>
        </text:list-item>
        <text:list-item>
          <text:p text:style-name="P538">BR248042086071C</text:p>
        </text:list-item>
        <text:list-item>
          <text:p text:style-name="P539">BR2430651612792</text:p>
        </text:list-item>
        <text:list-item>
          <text:p text:style-name="P540">BR246734806673X</text:p>
        </text:list-item>
        <text:list-item>
          <text:p text:style-name="P541">BR2427801270048</text:p>
        </text:list-item>
        <text:list-item>
          <text:p text:style-name="P542">BR2412587197100</text:p>
        </text:list-item>
        <text:list-item>
          <text:p text:style-name="P543">BR242042489028Y</text:p>
        </text:list-item>
        <text:list-item>
          <text:p text:style-name="P544">BR2407384608427</text:p>
        </text:list-item>
        <text:list-item>
          <text:p text:style-name="P545">BR242768941325U</text:p>
        </text:list-item>
        <text:list-item>
          <text:p text:style-name="P546">BR245566658896V</text:p>
        </text:list-item>
        <text:list-item>
          <text:p text:style-name="P547">BR247602093066Z</text:p>
        </text:list-item>
        <text:list-item>
          <text:p text:style-name="P548">BR2439728772331</text:p>
        </text:list-item>
        <text:list-item>
          <text:p text:style-name="P549">BR244096456057Y</text:p>
        </text:list-item>
        <text:list-item>
          <text:p text:style-name="P550">BR2455025744451</text:p>
        </text:list-item>
        <text:list-item>
          <text:p text:style-name="P551">BR2451622492164</text:p>
        </text:list-item>
        <text:list-item>
          <text:p text:style-name="P552">BR240777274610W</text:p>
        </text:list-item>
        <text:list-item>
          <text:p text:style-name="P553">BR2431076641206</text:p>
        </text:list-item>
        <text:list-item>
          <text:p text:style-name="P554">BR241815840810L</text:p>
        </text:list-item>
        <text:list-item>
          <text:p text:style-name="P555">BR2489319576908</text:p>
        </text:list-item>
        <text:list-item>
          <text:p text:style-name="P556">BR248663057840P</text:p>
        </text:list-item>
        <text:list-item>
          <text:p text:style-name="P557">BR242459843455L</text:p>
        </text:list-item>
        <text:list-item>
          <text:p text:style-name="P558">BR2457115012867</text:p>
        </text:list-item>
        <text:list-item>
          <text:p text:style-name="P559">BR2430459434525</text:p>
        </text:list-item>
        <text:list-item>
          <text:p text:style-name="P560">BR2482205670965</text:p>
        </text:list-item>
        <text:list-item>
          <text:p text:style-name="P561">BR2498543768422</text:p>
        </text:list-item>
        <text:list-item>
          <text:p text:style-name="P562">BR242845756794N</text:p>
        </text:list-item>
        <text:list-item>
          <text:p text:style-name="P563">BR249289821484Y</text:p>
        </text:list-item>
        <text:list-item>
          <text:p text:style-name="P564">BR243995021598H</text:p>
        </text:list-item>
        <text:list-item>
          <text:p text:style-name="P565">BR2403526871437</text:p>
        </text:list-item>
        <text:list-item>
          <text:p text:style-name="P566">BR245347789774Y</text:p>
        </text:list-item>
        <text:list-item>
          <text:p text:style-name="P567">BR2450792558932</text:p>
        </text:list-item>
        <text:list-item>
          <text:p text:style-name="P568">BR244309917670W</text:p>
        </text:list-item>
        <text:list-item>
          <text:p text:style-name="P569">BR244068721721U</text:p>
        </text:list-item>
        <text:list-item>
          <text:p text:style-name="P570">BR244965682552J</text:p>
        </text:list-item>
        <text:list-item>
          <text:p text:style-name="P571">BR2403440551352</text:p>
        </text:list-item>
        <text:list-item>
          <text:p text:style-name="P572">BR248348056901J</text:p>
        </text:list-item>
        <text:list-item>
          <text:p text:style-name="P573">BR244704768468O</text:p>
        </text:list-item>
        <text:list-item>
          <text:p text:style-name="P574">BR2431461665340</text:p>
        </text:list-item>
        <text:list-item>
          <text:p text:style-name="P575">BR2448668987035</text:p>
        </text:list-item>
        <text:list-item>
          <text:p text:style-name="P576">BR240540416740E</text:p>
        </text:list-item>
        <text:list-item>
          <text:p text:style-name="P577">BR247213024229G</text:p>
        </text:list-item>
        <text:list-item>
          <text:p text:style-name="P578">BR243787164145V</text:p>
        </text:list-item>
        <text:list-item>
          <text:p text:style-name="P579">BR2404765488354</text:p>
        </text:list-item>
        <text:list-item>
          <text:p text:style-name="P580">BR2417429038696</text:p>
        </text:list-item>
        <text:list-item>
          <text:p text:style-name="P581">BR2440334415532</text:p>
        </text:list-item>
        <text:list-item>
          <text:p text:style-name="P582">BR243125526678Y</text:p>
        </text:list-item>
        <text:list-item>
          <text:p text:style-name="P583">BR249788760787Q</text:p>
        </text:list-item>
        <text:list-item>
          <text:p text:style-name="P584">BR2462570633917</text:p>
        </text:list-item>
        <text:list-item>
          <text:p text:style-name="P585"><text:span text:style-name="T586">BR2423806335756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2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0 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280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2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2T19:04:00Z</meta:creation-date>
    <dc:date>2024-07-22T19:04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8" meta:word-count="700" meta:character-count="4473" meta:row-count="31" meta:non-whitespace-character-count="3781"/>
  </office:meta>
</office:document-meta>
</file>